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506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nnotation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limit_s</text:p>
          </table:table-cell>
          <table:table-cell table:style-name="ce1" office:value-type="string" calcext:value-type="string">
            <text:p>duration_s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init_time_s</text:p>
          </table:table-cell>
          <table:table-cell table:style-name="ce1" office:value-type="string" calcext:value-type="string">
            <text:p>solve_time_s</text:p>
          </table:table-cell>
          <table:table-cell table:style-name="ce1" office:value-type="string" calcext:value-type="string">
            <text:p>solution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propagators</text:p>
          </table:table-cell>
          <table:table-cell table:style-name="ce1" office:value-type="string" calcext:value-type="string">
            <text:p>propagation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failures</text:p>
          </table:table-cell>
          <table:table-cell table:style-name="ce1" office:value-type="string" calcext:value-type="string">
            <text:p>restarts</text:p>
          </table:table-cell>
          <table:table-cell table:style-name="ce1" office:value-type="string" calcext:value-type="string">
            <text:p>peak_depth</text:p>
          </table:table-cell>
          <table:table-cell table:style-name="ce1" office:value-type="string" calcext:value-type="string">
            <text:p>num_solutions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49" calcext:value-type="float">
            <text:p>94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190" calcext:value-type="float">
            <text:p>119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b, input_order, indomain_rando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540" calcext:value-type="float">
            <text:p>154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931493" calcext:value-type="float">
            <text:p>9931493</text:p>
          </table:table-cell>
          <table:table-cell office:value-type="float" office:value="384665" calcext:value-type="float">
            <text:p>384665</text:p>
          </table:table-cell>
          <table:table-cell office:value-type="float" office:value="192297" calcext:value-type="float">
            <text:p>19229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3215888" calcext:value-type="float">
            <text:p>23215888</text:p>
          </table:table-cell>
          <table:table-cell office:value-type="float" office:value="174798" calcext:value-type="float">
            <text:p>174798</text:p>
          </table:table-cell>
          <table:table-cell office:value-type="float" office:value="81214" calcext:value-type="float">
            <text:p>8121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7677014" calcext:value-type="float">
            <text:p>7677014</text:p>
          </table:table-cell>
          <table:table-cell office:value-type="float" office:value="399139" calcext:value-type="float">
            <text:p>399139</text:p>
          </table:table-cell>
          <table:table-cell office:value-type="float" office:value="199237" calcext:value-type="float">
            <text:p>19923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2899249" calcext:value-type="float">
            <text:p>22899249</text:p>
          </table:table-cell>
          <table:table-cell office:value-type="float" office:value="172784" calcext:value-type="float">
            <text:p>172784</text:p>
          </table:table-cell>
          <table:table-cell office:value-type="float" office:value="80207" calcext:value-type="float">
            <text:p>8020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3270955" calcext:value-type="float">
            <text:p>23270955</text:p>
          </table:table-cell>
          <table:table-cell office:value-type="float" office:value="175152" calcext:value-type="float">
            <text:p>175152</text:p>
          </table:table-cell>
          <table:table-cell office:value-type="float" office:value="81391" calcext:value-type="float">
            <text:p>8139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3029731" calcext:value-type="float">
            <text:p>23029731</text:p>
          </table:table-cell>
          <table:table-cell office:value-type="float" office:value="173611" calcext:value-type="float">
            <text:p>173611</text:p>
          </table:table-cell>
          <table:table-cell office:value-type="float" office:value="80621" calcext:value-type="float">
            <text:p>8062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2819916" calcext:value-type="float">
            <text:p>12819916</text:p>
          </table:table-cell>
          <table:table-cell office:value-type="float" office:value="344811" calcext:value-type="float">
            <text:p>344811</text:p>
          </table:table-cell>
          <table:table-cell office:value-type="float" office:value="171872" calcext:value-type="float">
            <text:p>171872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2532385" calcext:value-type="float">
            <text:p>12532385</text:p>
          </table:table-cell>
          <table:table-cell office:value-type="float" office:value="353417" calcext:value-type="float">
            <text:p>353417</text:p>
          </table:table-cell>
          <table:table-cell office:value-type="float" office:value="176635" calcext:value-type="float">
            <text:p>17663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598055" calcext:value-type="float">
            <text:p>8598055</text:p>
          </table:table-cell>
          <table:table-cell office:value-type="float" office:value="261892" calcext:value-type="float">
            <text:p>261892</text:p>
          </table:table-cell>
          <table:table-cell office:value-type="float" office:value="124914" calcext:value-type="float">
            <text:p>1249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503596" calcext:value-type="float">
            <text:p>8503596</text:p>
          </table:table-cell>
          <table:table-cell office:value-type="float" office:value="257088" calcext:value-type="float">
            <text:p>257088</text:p>
          </table:table-cell>
          <table:table-cell office:value-type="float" office:value="122512" calcext:value-type="float">
            <text:p>1225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426341" calcext:value-type="float">
            <text:p>8426341</text:p>
          </table:table-cell>
          <table:table-cell office:value-type="float" office:value="253516" calcext:value-type="float">
            <text:p>253516</text:p>
          </table:table-cell>
          <table:table-cell office:value-type="float" office:value="120726" calcext:value-type="float">
            <text:p>12072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339177" calcext:value-type="float">
            <text:p>8339177</text:p>
          </table:table-cell>
          <table:table-cell office:value-type="float" office:value="249326" calcext:value-type="float">
            <text:p>249326</text:p>
          </table:table-cell>
          <table:table-cell office:value-type="float" office:value="118631" calcext:value-type="float">
            <text:p>11863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4164831" calcext:value-type="float">
            <text:p>14164831</text:p>
          </table:table-cell>
          <table:table-cell office:value-type="float" office:value="216545" calcext:value-type="float">
            <text:p>216545</text:p>
          </table:table-cell>
          <table:table-cell office:value-type="float" office:value="108233" calcext:value-type="float">
            <text:p>10823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8981835" calcext:value-type="float">
            <text:p>18981835</text:p>
          </table:table-cell>
          <table:table-cell office:value-type="float" office:value="199410" calcext:value-type="float">
            <text:p>199410</text:p>
          </table:table-cell>
          <table:table-cell office:value-type="float" office:value="99344" calcext:value-type="float">
            <text:p>99344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655157" calcext:value-type="float">
            <text:p>9655157</text:p>
          </table:table-cell>
          <table:table-cell office:value-type="float" office:value="282289" calcext:value-type="float">
            <text:p>282289</text:p>
          </table:table-cell>
          <table:table-cell office:value-type="float" office:value="133654" calcext:value-type="float">
            <text:p>13365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641856" calcext:value-type="float">
            <text:p>9641856</text:p>
          </table:table-cell>
          <table:table-cell office:value-type="float" office:value="281725" calcext:value-type="float">
            <text:p>281725</text:p>
          </table:table-cell>
          <table:table-cell office:value-type="float" office:value="133372" calcext:value-type="float">
            <text:p>13337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815011" calcext:value-type="float">
            <text:p>9815011</text:p>
          </table:table-cell>
          <table:table-cell office:value-type="float" office:value="289135" calcext:value-type="float">
            <text:p>289135</text:p>
          </table:table-cell>
          <table:table-cell office:value-type="float" office:value="137077" calcext:value-type="float">
            <text:p>13707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049754" calcext:value-type="float">
            <text:p>10049754</text:p>
          </table:table-cell>
          <table:table-cell office:value-type="float" office:value="299184" calcext:value-type="float">
            <text:p>299184</text:p>
          </table:table-cell>
          <table:table-cell office:value-type="float" office:value="142102" calcext:value-type="float">
            <text:p>14210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8424545" calcext:value-type="float">
            <text:p>8424545</text:p>
          </table:table-cell>
          <table:table-cell office:value-type="float" office:value="241749" calcext:value-type="float">
            <text:p>241749</text:p>
          </table:table-cell>
          <table:table-cell office:value-type="float" office:value="120703" calcext:value-type="float">
            <text:p>12070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8333230" calcext:value-type="float">
            <text:p>8333230</text:p>
          </table:table-cell>
          <table:table-cell office:value-type="float" office:value="240434" calcext:value-type="float">
            <text:p>240434</text:p>
          </table:table-cell>
          <table:table-cell office:value-type="float" office:value="118870" calcext:value-type="float">
            <text:p>11887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15" calcext:value-type="float">
            <text:p>35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21" calcext:value-type="float">
            <text:p>1221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0100715" calcext:value-type="float">
            <text:p>20100715</text:p>
          </table:table-cell>
          <table:table-cell office:value-type="float" office:value="141646" calcext:value-type="float">
            <text:p>141646</text:p>
          </table:table-cell>
          <table:table-cell office:value-type="float" office:value="39023" calcext:value-type="float">
            <text:p>3902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18" calcext:value-type="float">
            <text:p>35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18" calcext:value-type="float">
            <text:p>12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0023006" calcext:value-type="float">
            <text:p>20023006</text:p>
          </table:table-cell>
          <table:table-cell office:value-type="float" office:value="141118" calcext:value-type="float">
            <text:p>141118</text:p>
          </table:table-cell>
          <table:table-cell office:value-type="float" office:value="38878" calcext:value-type="float">
            <text:p>3887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68" calcext:value-type="float">
            <text:p>356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70" calcext:value-type="float">
            <text:p>1170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9163145" calcext:value-type="float">
            <text:p>19163145</text:p>
          </table:table-cell>
          <table:table-cell office:value-type="float" office:value="135149" calcext:value-type="float">
            <text:p>135149</text:p>
          </table:table-cell>
          <table:table-cell office:value-type="float" office:value="37209" calcext:value-type="float">
            <text:p>37209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77" calcext:value-type="float">
            <text:p>357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1" calcext:value-type="float">
            <text:p>1161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8997566" calcext:value-type="float">
            <text:p>18997566</text:p>
          </table:table-cell>
          <table:table-cell office:value-type="float" office:value="134129" calcext:value-type="float">
            <text:p>134129</text:p>
          </table:table-cell>
          <table:table-cell office:value-type="float" office:value="36944" calcext:value-type="float">
            <text:p>3694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4483273" calcext:value-type="float">
            <text:p>14483273</text:p>
          </table:table-cell>
          <table:table-cell office:value-type="float" office:value="145081" calcext:value-type="float">
            <text:p>145081</text:p>
          </table:table-cell>
          <table:table-cell office:value-type="float" office:value="72263" calcext:value-type="float">
            <text:p>7226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0476218" calcext:value-type="float">
            <text:p>10476218</text:p>
          </table:table-cell>
          <table:table-cell office:value-type="float" office:value="163130" calcext:value-type="float">
            <text:p>163130</text:p>
          </table:table-cell>
          <table:table-cell office:value-type="float" office:value="79442" calcext:value-type="float">
            <text:p>79442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574" calcext:value-type="float">
            <text:p>45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8052836" calcext:value-type="float">
            <text:p>18052836</text:p>
          </table:table-cell>
          <table:table-cell office:value-type="float" office:value="130365" calcext:value-type="float">
            <text:p>130365</text:p>
          </table:table-cell>
          <table:table-cell office:value-type="float" office:value="33628" calcext:value-type="float">
            <text:p>3362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94" calcext:value-type="float">
            <text:p>4594</text:p>
          </table:table-cell>
          <table:table-cell office:value-type="float" office:value="0" calcext:value-type="float">
            <text:p>0</text:p>
          </table:table-cell>
          <table:table-cell office:value-type="float" office:value="30.01" calcext:value-type="float">
            <text:p>30.01</text:p>
          </table:table-cell>
          <table:table-cell office:value-type="float" office:value="1152" calcext:value-type="float">
            <text:p>115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7775911" calcext:value-type="float">
            <text:p>17775911</text:p>
          </table:table-cell>
          <table:table-cell office:value-type="float" office:value="128415" calcext:value-type="float">
            <text:p>128415</text:p>
          </table:table-cell>
          <table:table-cell office:value-type="float" office:value="33157" calcext:value-type="float">
            <text:p>3315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37" calcext:value-type="float">
            <text:p>7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07" calcext:value-type="float">
            <text:p>90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0" calcext:value-type="float">
            <text:p>87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68496" calcext:value-type="float">
            <text:p>168496</text:p>
          </table:table-cell>
          <table:table-cell office:value-type="float" office:value="2987" calcext:value-type="float">
            <text:p>2987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352142" calcext:value-type="float">
            <text:p>352142</text:p>
          </table:table-cell>
          <table:table-cell office:value-type="float" office:value="6689" calcext:value-type="float">
            <text:p>6689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2757816" calcext:value-type="float">
            <text:p>2757816</text:p>
          </table:table-cell>
          <table:table-cell office:value-type="float" office:value="57364" calcext:value-type="float">
            <text:p>57364</text:p>
          </table:table-cell>
          <table:table-cell office:value-type="float" office:value="28640" calcext:value-type="float">
            <text:p>286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3739685" calcext:value-type="float">
            <text:p>3739685</text:p>
          </table:table-cell>
          <table:table-cell office:value-type="float" office:value="68075" calcext:value-type="float">
            <text:p>68075</text:p>
          </table:table-cell>
          <table:table-cell office:value-type="float" office:value="34026" calcext:value-type="float">
            <text:p>340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.65" calcext:value-type="float">
            <text:p>9.65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.62" calcext:value-type="float">
            <text:p>10.62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52" calcext:value-type="float">
            <text:p>45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89" calcext:value-type="float">
            <text:p>1189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8391745" calcext:value-type="float">
            <text:p>18391745</text:p>
          </table:table-cell>
          <table:table-cell office:value-type="float" office:value="132718" calcext:value-type="float">
            <text:p>132718</text:p>
          </table:table-cell>
          <table:table-cell office:value-type="float" office:value="34251" calcext:value-type="float">
            <text:p>3425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80" calcext:value-type="float">
            <text:p>4580</text:p>
          </table:table-cell>
          <table:table-cell office:value-type="float" office:value="0" calcext:value-type="float">
            <text:p>0</text:p>
          </table:table-cell>
          <table:table-cell office:value-type="float" office:value="30.01" calcext:value-type="float">
            <text:p>30.01</text:p>
          </table:table-cell>
          <table:table-cell office:value-type="float" office:value="1163" calcext:value-type="float">
            <text:p>116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7941371" calcext:value-type="float">
            <text:p>17941371</text:p>
          </table:table-cell>
          <table:table-cell office:value-type="float" office:value="129621" calcext:value-type="float">
            <text:p>129621</text:p>
          </table:table-cell>
          <table:table-cell office:value-type="float" office:value="33465" calcext:value-type="float">
            <text:p>3346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23876631" calcext:value-type="float">
            <text:p>23876631</text:p>
          </table:table-cell>
          <table:table-cell office:value-type="float" office:value="296864" calcext:value-type="float">
            <text:p>296864</text:p>
          </table:table-cell>
          <table:table-cell office:value-type="float" office:value="148420" calcext:value-type="float">
            <text:p>1484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24325135" calcext:value-type="float">
            <text:p>24325135</text:p>
          </table:table-cell>
          <table:table-cell office:value-type="float" office:value="314299" calcext:value-type="float">
            <text:p>314299</text:p>
          </table:table-cell>
          <table:table-cell office:value-type="float" office:value="157098" calcext:value-type="float">
            <text:p>15709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3448419" calcext:value-type="float">
            <text:p>13448419</text:p>
          </table:table-cell>
          <table:table-cell office:value-type="float" office:value="512677" calcext:value-type="float">
            <text:p>512677</text:p>
          </table:table-cell>
          <table:table-cell office:value-type="float" office:value="256229" calcext:value-type="float">
            <text:p>25622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3676832" calcext:value-type="float">
            <text:p>13676832</text:p>
          </table:table-cell>
          <table:table-cell office:value-type="float" office:value="521496" calcext:value-type="float">
            <text:p>521496</text:p>
          </table:table-cell>
          <table:table-cell office:value-type="float" office:value="260639" calcext:value-type="float">
            <text:p>2606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2794577" calcext:value-type="float">
            <text:p>12794577</text:p>
          </table:table-cell>
          <table:table-cell office:value-type="float" office:value="487929" calcext:value-type="float">
            <text:p>487929</text:p>
          </table:table-cell>
          <table:table-cell office:value-type="float" office:value="243856" calcext:value-type="float">
            <text:p>2438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3248361" calcext:value-type="float">
            <text:p>13248361</text:p>
          </table:table-cell>
          <table:table-cell office:value-type="float" office:value="504966" calcext:value-type="float">
            <text:p>504966</text:p>
          </table:table-cell>
          <table:table-cell office:value-type="float" office:value="252373" calcext:value-type="float">
            <text:p>25237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4671404" calcext:value-type="float">
            <text:p>24671404</text:p>
          </table:table-cell>
          <table:table-cell office:value-type="float" office:value="282403" calcext:value-type="float">
            <text:p>282403</text:p>
          </table:table-cell>
          <table:table-cell office:value-type="float" office:value="141138" calcext:value-type="float">
            <text:p>1411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1189658" calcext:value-type="float">
            <text:p>21189658</text:p>
          </table:table-cell>
          <table:table-cell office:value-type="float" office:value="359057" calcext:value-type="float">
            <text:p>359057</text:p>
          </table:table-cell>
          <table:table-cell office:value-type="float" office:value="179319" calcext:value-type="float">
            <text:p>17931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5075153" calcext:value-type="float">
            <text:p>25075153</text:p>
          </table:table-cell>
          <table:table-cell office:value-type="float" office:value="199585" calcext:value-type="float">
            <text:p>199585</text:p>
          </table:table-cell>
          <table:table-cell office:value-type="float" office:value="98880" calcext:value-type="float">
            <text:p>9888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4795118" calcext:value-type="float">
            <text:p>24795118</text:p>
          </table:table-cell>
          <table:table-cell office:value-type="float" office:value="198048" calcext:value-type="float">
            <text:p>198048</text:p>
          </table:table-cell>
          <table:table-cell office:value-type="float" office:value="98111" calcext:value-type="float">
            <text:p>981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5124552" calcext:value-type="float">
            <text:p>25124552</text:p>
          </table:table-cell>
          <table:table-cell office:value-type="float" office:value="199836" calcext:value-type="float">
            <text:p>199836</text:p>
          </table:table-cell>
          <table:table-cell office:value-type="float" office:value="99005" calcext:value-type="float">
            <text:p>990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3636550" calcext:value-type="float">
            <text:p>23636550</text:p>
          </table:table-cell>
          <table:table-cell office:value-type="float" office:value="191491" calcext:value-type="float">
            <text:p>191491</text:p>
          </table:table-cell>
          <table:table-cell office:value-type="float" office:value="94834" calcext:value-type="float">
            <text:p>9483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2990174" calcext:value-type="float">
            <text:p>12990174</text:p>
          </table:table-cell>
          <table:table-cell office:value-type="float" office:value="302050" calcext:value-type="float">
            <text:p>302050</text:p>
          </table:table-cell>
          <table:table-cell office:value-type="float" office:value="150910" calcext:value-type="float">
            <text:p>1509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2799212" calcext:value-type="float">
            <text:p>12799212</text:p>
          </table:table-cell>
          <table:table-cell office:value-type="float" office:value="283070" calcext:value-type="float">
            <text:p>283070</text:p>
          </table:table-cell>
          <table:table-cell office:value-type="float" office:value="140748" calcext:value-type="float">
            <text:p>14074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087132" calcext:value-type="float">
            <text:p>9087132</text:p>
          </table:table-cell>
          <table:table-cell office:value-type="float" office:value="321241" calcext:value-type="float">
            <text:p>321241</text:p>
          </table:table-cell>
          <table:table-cell office:value-type="float" office:value="155484" calcext:value-type="float">
            <text:p>1554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861989" calcext:value-type="float">
            <text:p>8861989</text:p>
          </table:table-cell>
          <table:table-cell office:value-type="float" office:value="309986" calcext:value-type="float">
            <text:p>309986</text:p>
          </table:table-cell>
          <table:table-cell office:value-type="float" office:value="149857" calcext:value-type="float">
            <text:p>14985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170077" calcext:value-type="float">
            <text:p>9170077</text:p>
          </table:table-cell>
          <table:table-cell office:value-type="float" office:value="325527" calcext:value-type="float">
            <text:p>325527</text:p>
          </table:table-cell>
          <table:table-cell office:value-type="float" office:value="157627" calcext:value-type="float">
            <text:p>15762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972619" calcext:value-type="float">
            <text:p>8972619</text:p>
          </table:table-cell>
          <table:table-cell office:value-type="float" office:value="315493" calcext:value-type="float">
            <text:p>315493</text:p>
          </table:table-cell>
          <table:table-cell office:value-type="float" office:value="152610" calcext:value-type="float">
            <text:p>1526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5363270" calcext:value-type="float">
            <text:p>15363270</text:p>
          </table:table-cell>
          <table:table-cell office:value-type="float" office:value="225153" calcext:value-type="float">
            <text:p>225153</text:p>
          </table:table-cell>
          <table:table-cell office:value-type="float" office:value="112548" calcext:value-type="float">
            <text:p>1125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5166905" calcext:value-type="float">
            <text:p>15166905</text:p>
          </table:table-cell>
          <table:table-cell office:value-type="float" office:value="250142" calcext:value-type="float">
            <text:p>250142</text:p>
          </table:table-cell>
          <table:table-cell office:value-type="float" office:value="124753" calcext:value-type="float">
            <text:p>124753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341226" calcext:value-type="float">
            <text:p>8341226</text:p>
          </table:table-cell>
          <table:table-cell office:value-type="float" office:value="218060" calcext:value-type="float">
            <text:p>218060</text:p>
          </table:table-cell>
          <table:table-cell office:value-type="float" office:value="104373" calcext:value-type="float">
            <text:p>10437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556730" calcext:value-type="float">
            <text:p>8556730</text:p>
          </table:table-cell>
          <table:table-cell office:value-type="float" office:value="226268" calcext:value-type="float">
            <text:p>226268</text:p>
          </table:table-cell>
          <table:table-cell office:value-type="float" office:value="108477" calcext:value-type="float">
            <text:p>10847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436209" calcext:value-type="float">
            <text:p>8436209</text:p>
          </table:table-cell>
          <table:table-cell office:value-type="float" office:value="221674" calcext:value-type="float">
            <text:p>221674</text:p>
          </table:table-cell>
          <table:table-cell office:value-type="float" office:value="106180" calcext:value-type="float">
            <text:p>1061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369918" calcext:value-type="float">
            <text:p>8369918</text:p>
          </table:table-cell>
          <table:table-cell office:value-type="float" office:value="219130" calcext:value-type="float">
            <text:p>219130</text:p>
          </table:table-cell>
          <table:table-cell office:value-type="float" office:value="104908" calcext:value-type="float">
            <text:p>10490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3T15:22:07.350838418</dc:date>
    <meta:editing-duration>PT1M10S</meta:editing-duration>
    <meta:editing-cycles>1</meta:editing-cycles>
    <meta:document-statistic meta:table-count="1" meta:cell-count="1634" meta:object-count="0"/>
    <meta:generator>LibreOffice/7.0.6.2$Linux_X86_64 LibreOffice_project/00$Build-2</meta:generator>
  </office:meta>
</office:document-meta>
</file>